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 style:family="paragraph" style:parent-style-name="Standard" style:list-style-name="L16">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Standard" style:list-style-name="L2">
      <style:paragraph-properties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list-style-name="L3">
      <style:paragraph-properties fo:text-align="start" style:justify-single-word="false"/>
      <style:text-properties fo:font-size="14pt" fo:font-weight="normal" style:font-size-asian="14pt" style:font-weight-asian="normal" style:font-size-complex="14pt" style:font-weight-complex="normal"/>
    </style:style>
    <style:style style:name="P7" style:family="paragraph" style:parent-style-name="Standard" style:list-style-name="L4">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list-style-name="L5">
      <style:paragraph-properties fo:text-align="start" style:justify-single-word="false"/>
      <style:text-properties fo:font-size="14pt" fo:font-weight="normal" style:font-size-asian="14pt" style:font-weight-asian="normal" style:font-size-complex="14pt" style:font-weight-complex="normal"/>
    </style:style>
    <style:style style:name="P9" style:family="paragraph" style:parent-style-name="Standard" style:list-style-name="L6">
      <style:paragraph-properties fo:text-align="start" style:justify-single-word="false"/>
      <style:text-properties fo:font-size="14pt" fo:font-weight="normal" style:font-size-asian="14pt" style:font-weight-asian="normal" style:font-size-complex="14pt" style:font-weight-complex="normal"/>
    </style:style>
    <style:style style:name="P10" style:family="paragraph" style:parent-style-name="Standard" style:list-style-name="L7">
      <style:paragraph-properties fo:text-align="start" style:justify-single-word="false"/>
      <style:text-properties fo:font-size="14pt" fo:font-weight="normal" style:font-size-asian="14pt" style:font-weight-asian="normal" style:font-size-complex="14pt" style:font-weight-complex="normal"/>
    </style:style>
    <style:style style:name="P11" style:family="paragraph" style:parent-style-name="Standard" style:list-style-name="L8">
      <style:paragraph-properties fo:text-align="start" style:justify-single-word="false"/>
      <style:text-properties fo:font-size="14pt" fo:font-weight="normal" style:font-size-asian="14pt" style:font-weight-asian="normal" style:font-size-complex="14pt" style:font-weight-complex="normal"/>
    </style:style>
    <style:style style:name="P12" style:family="paragraph" style:parent-style-name="Standard" style:list-style-name="L9">
      <style:paragraph-properties fo:text-align="start" style:justify-single-word="false"/>
      <style:text-properties fo:font-size="14pt" fo:font-weight="normal" style:font-size-asian="14pt" style:font-weight-asian="normal" style:font-size-complex="14pt" style:font-weight-complex="normal"/>
    </style:style>
    <style:style style:name="P13" style:family="paragraph" style:parent-style-name="Standard" style:list-style-name="L10">
      <style:paragraph-properties fo:text-align="start" style:justify-single-word="false"/>
      <style:text-properties fo:font-size="14pt" fo:font-weight="normal" style:font-size-asian="14pt" style:font-weight-asian="normal" style:font-size-complex="14pt" style:font-weight-complex="normal"/>
    </style:style>
    <style:style style:name="P14" style:family="paragraph" style:parent-style-name="Standard" style:list-style-name="L11">
      <style:paragraph-properties fo:text-align="start" style:justify-single-word="false"/>
      <style:text-properties fo:font-size="14pt" fo:font-weight="normal" style:font-size-asian="14pt" style:font-weight-asian="normal" style:font-size-complex="14pt" style:font-weight-complex="normal"/>
    </style:style>
    <style:style style:name="P15" style:family="paragraph" style:parent-style-name="Standard" style:list-style-name="L12">
      <style:paragraph-properties fo:text-align="start" style:justify-single-word="false"/>
      <style:text-properties fo:font-size="14pt" fo:font-weight="normal" style:font-size-asian="14pt" style:font-weight-asian="normal" style:font-size-complex="14pt" style:font-weight-complex="normal"/>
    </style:style>
    <style:style style:name="P16" style:family="paragraph" style:parent-style-name="Standard" style:list-style-name="L13">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list-style-name="L14">
      <style:paragraph-properties fo:text-align="start" style:justify-single-word="false"/>
      <style:text-properties fo:font-size="14pt" fo:font-weight="normal" style:font-size-asian="14pt" style:font-weight-asian="normal" style:font-size-complex="14pt" style:font-weight-complex="normal"/>
    </style:style>
    <style:style style:name="P18" style:family="paragraph" style:parent-style-name="Standard" style:list-style-name="L15">
      <style:paragraph-properties fo:text-align="start" style:justify-single-word="false"/>
      <style:text-properties fo:font-size="14pt" fo:font-weight="normal"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color="#800000" fo:font-weight="bold" style:font-weight-asian="bold" style:font-weight-complex="bold"/>
    </style:style>
    <style:style style:name="T4" style:family="text">
      <style:text-properties fo:color="#800000"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PUNTI SULLA GESTIONE PAGINA AZIENDALE FACEBOOK</text:p>
      <text:p text:style-name="P19"/>
      <text:p text:style-name="P19"/>
      <text:p text:style-name="P3">Di seguito alcuni spunti in ordine sparso (che tempo permettendo riordinerò in maniera più organica prossimamente) in seguito al corso su facebook che ho seguito a Desenzano il 14 giugno, esposti in forma semplificata per venire incontro alle vostre ridotte facoltà mentali (UAHUAHUAH) </text:p>
      <text:p text:style-name="P3"/>
      <text:p text:style-name="P3"/>
      <text:list xml:id="list30588016" text:style-name="L1">
        <text:list-item>
          <text:p text:style-name="P4">Per vari motivi, <text:span text:style-name="T1">per un' azienda è assai meglio strutturare facebook come pagina aziendale</text:span> <text:span text:style-name="T1">che come profilo utente</text:span>. In poche parole, meglio avere “fans” ed iscritti che “amici” (vedi lifeclass che ha un profilo da “persona” con più di 1000 amicizie e una pagina aziendale con qualche decina ----&gt; ha poco senso. Ci sono comunque dei modi per migrare i contenuti della pagina personale alla pagina aziendale, che è quello che secondo me è da fare su lifeclass)</text:p>
        </text:list-item>
      </text:list>
      <text:p text:style-name="P3"/>
      <text:p text:style-name="P3"/>
      <text:list xml:id="list30610479" text:style-name="L2">
        <text:list-item>
          <text:p text:style-name="P5">A breve facebook rilascerà una <text:span text:style-name="T1">nuova bacheca dove foto e video assumeranno una grande importanza</text:span> anche come visibilità della pagina</text:p>
        </text:list-item>
      </text:list>
      <text:p text:style-name="P3"/>
      <text:list xml:id="list30668900" text:style-name="L3">
        <text:list-item>
          <text:p text:style-name="P6"><text:span text:style-name="T2">MUY IMPORTANTE: </text:span><text:s/>Mediamente solo il 17% degli iscritti a una pagina facebook riceve i suoi aggiornamenti, questo perchè c' è un algoritmo che fa in modo che nel mare magnum di amici e pagine cui si è iscritti, si vedano, come era abbastanza immaginabile, prevalentemente le notifiche di quelle con cui si è più <text:span text:style-name="T1">INTERAGITO</text:span>. Sostanzialmente, per interazione si intende <text:span text:style-name="T1">METTERE MI PIACE, COMMENTARE, CONDIVIDERE.</text:span> Il tutto deve essere fatto di continuo, perchè se anche avessimo per esempio 500 interazioni oggi e poi nessuna per un mese, domani saremmo visibilissimi, fra un mese saremmo “spariti” dall' algoritmo. Ne consegue che per aumentare la probabilità che i nostri fans vedano i post che scriviamo (che a volte possono essere di carattere commerciale quindi vorremmo raggiungessero più audience possibile) dobbiamo scrivere il più possibile post che <text:span text:style-name="T1">STIMOLINO l' INTERAZIONE e LA CONDIVISIONE</text:span> (sondaggi, domande, post non banali, etc). E' anche questo il motivo (com,e già ipotizzavo) per cui una pagina come quella di virtualbazar non può funzionare se si limita a parlare dei singoli prodotti diversissimi l' uno dall' altro, bisogna trovare argomenti che possano interessare l' intera audience oppure, se non è possibile, meglio aprire pagina “tamatiche”, come quella sui box doccia, già aperta ma ancora inutilizzata. </text:p>
          <text:p text:style-name="P6">Nella fattispecie, la condivisione è, dei 3 descritti, l' atto più importante, perchè fa sia in modo che l' utente interagisca con la nostra pagina e quindi veda successivamente i nostri post per l' algoritmo di rilevanza di facebook, e sia avremo che un post sarà probabilmente visibile anche ai suoi amici, quindi viralità. </text:p>
        </text:list-item>
      </text:list>
      <text:p text:style-name="P3"><text:soft-page-break/></text:p>
      <text:list xml:id="list30667034" text:style-name="L4">
        <text:list-item>
          <text:p text:style-name="P7">Il 56% degli accessi italiano a fb avvengono in mobilità</text:p>
        </text:list-item>
      </text:list>
      <text:p text:style-name="P3"/>
      <text:list xml:id="list30729733" text:style-name="L5">
        <text:list-item>
          <text:p text:style-name="P8">Più che tanti utenti a caso o irrilevanti da un punto di vista dei contatti, bisogna cercare di “conquistare” i cosidetti <text:span text:style-name="T1">CONNETTORI (per esempio in lifeclass “guru” del settore)</text:span>, ovvero utenti che hanno molti amici/collegamenti (specialmente nel nostro campo di interesse) e <text:span text:style-name="T1">stimolarli a CONDIVIDERE</text:span> i nostri post più importanti. ---&gt; trovare quali sono gli <text:span text:style-name="T1">ACCUMULATORI DI DATI</text:span> all' interno del nostro ecosistema (e non vale solo per facebook... un esempio può essere yahoo answers) e sfruttarli al meglio. </text:p>
          <text:p text:style-name="P8"/>
        </text:list-item>
      </text:list>
      <text:list xml:id="list31175003" text:style-name="L6">
        <text:list-item>
          <text:p text:style-name="P9"><text:span text:style-name="T2">FONDAMENTALE: </text:span>per il successo di una pagina facebook è indispensabile creare ad avere ben chiaro e condiviso con tutti quelli che gestiscono la pagina un <text:span text:style-name="T4">PIANO EDITORIALE</text:span><text:span text:style-name="T1">, regia all' interno della struttura.</text:span> ---<text:span text:style-name="T1">&gt;</text:span> i post a caso senza alcuna strategia né linea editoriale sottesa sono solo controproducenti, per vari motivi.</text:p>
        </text:list-item>
      </text:list>
      <text:p text:style-name="P3"/>
      <text:list xml:id="list31185105" text:style-name="L7">
        <text:list-item>
          <text:p text:style-name="P10">Facebook ha appena dichiarato che a breve avrà gli hashtag quindi avrà una funzione simile a twitter, che, se sfruttata bene (ovvero i “tweet” giusti AL MOMENTO giusto, ovvero per esempio in contemporanea ad eventi partyicolari, etc), può creare una viralità virtuosa.</text:p>
        </text:list-item>
      </text:list>
      <text:p text:style-name="P3"/>
      <text:list xml:id="list31225917" text:style-name="L8">
        <text:list-item>
          <text:p text:style-name="P11">A proposito del punto 7), è indispensabile usare twitter (o fb nella versione twitter) come STRUMENTO DI ASCOLTO (es: filtrare chi sta parlando di box doccia e accreditarsi come esperti del settore “ritwittando” una risposta a un dato problema). Il tutto NON in maniera commerciale se no perdiamo subito di credibilità e ci sputtaniamo in 2 secondi, quella verrà DOPO. <text:span text:style-name="T1">ASCOLTO---&gt; REPUTAZIONE---&gt; STORYTELLING</text:span></text:p>
        </text:list-item>
      </text:list>
      <text:p text:style-name="P3"/>
      <text:list xml:id="list31248264" text:style-name="L9">
        <text:list-item>
          <text:p text:style-name="P12"><text:span text:style-name="T1">Tramite google analytics monitorare come si comporta l' utenza che entra nel nostro sito da facebook.</text:span> Se per esempio avrà un' alta frequenza di rimbalzo o di tasso di uscita o un tempo medio nel sito molto breve bisogna assolutamente rivedere il piano editoriale</text:p>
        </text:list-item>
      </text:list>
      <text:p text:style-name="P3"/>
      <text:list xml:id="list31335006" text:style-name="L10">
        <text:list-item>
          <text:p text:style-name="P13"><text:span text:style-name="T1">SOCIAL COMMERCE:</text:span> non si intende tanto la cazzata di avere una replica su facebook del proprio negozio di ecommerce (come va di moda adesso, ma sostanzialmente inutile) quanto piuttosto sfruttare dati che fb mette a disposizione. Esempio: compleanni. Se nel nostro sito mettiamo il pulsante <text:span text:style-name="T1">“WANT”</text:span> una persona potrà segnalare tramite questo pulsante che per il suo compleanno vorrebbe ricevere per esempio un box doccia virtualbazar in regalo, questo sarà visibile a tutti i suoi amici facebook, che, sapendo da fb la sua data di compleanno potranno organizzarsi come una specie di “lista nozze”.</text:p>
        </text:list-item>
      </text:list>
      <text:p text:style-name="P3"/>
      <text:list xml:id="list31332027" text:style-name="L11">
        <text:list-item>
          <text:p text:style-name="P14"><text:span text:style-name="T1">OPEN GRAPH</text:span> (vedi su google) è il tesoro di facebook---&gt; sfruttarlo a <text:soft-page-break/>dovere</text:p>
        </text:list-item>
      </text:list>
      <text:p text:style-name="P3"/>
      <text:list xml:id="list31371554" text:style-name="L12">
        <text:list-item>
          <text:p text:style-name="P15"><text:span text:style-name="T1">SOCIALBAKERS:</text:span> non ho capito bene che minkja è ma comunque è importante, da approfondire</text:p>
        </text:list-item>
      </text:list>
      <text:p text:style-name="P3"/>
      <text:list xml:id="list31390054" text:style-name="L13">
        <text:list-item>
          <text:p text:style-name="P16">Il 44% dell' utenza fb ha dai 35 ai 44 anni</text:p>
        </text:list-item>
      </text:list>
      <text:p text:style-name="P3"/>
      <text:p text:style-name="P3">14 dopo l' osso) Strumenti utili per organizzare la bacheca ed evidenziare alcuni contenuti:<text:span text:style-name="T1"> TAB, PIN TO TOP</text:span></text:p>
      <text:p text:style-name="P3"/>
      <text:p text:style-name="P3"/>
      <text:list xml:id="list31438222" text:style-name="L14">
        <text:list-item>
          <text:p text:style-name="P17">In funzione del punto 3, tenere conto che delle belle foto o video (assolutamente NON necessariamente commerciali o di prodotti specifici ma in qualche modo “creative ed “evocative” han molta più possibilità di prendersi commenti, like e condivisioni e quindi di aumentare la visibilità della nostra pagina. Oltre a ciò, si ha più probabilità che un nostro post venga notificato ai fans se lo si scrive dalle 8:30 alle 9 di mattina, appena dopo pranzo (verso 13:30-14) oppure la sera, dopo le 20. Importante sarebbe poi creare un APPUNTAMENTO FISSO coi lettori: caso di successo di una piccola azienda che ogni mattina alle 11:30 spaccate postava una nuova ricetta. Vedere se e come si può calare su lifeclass e virtualbazar una strategia simile. ---&gt; <text:span text:style-name="T1">CREARE UNA CONSUETUDINE, UN FORMAT, DEGLI APPUNTAMENTI</text:span></text:p>
        </text:list-item>
      </text:list>
      <text:p text:style-name="P1"/>
      <text:list xml:id="list31484781" text:style-name="L15">
        <text:list-item>
          <text:p text:style-name="P18"><text:span text:style-name="T1">Tengo a precisare che le strategie qui sopra sono solo APPARENTEMENTE poco commerciali, ma anzi PONGONO LE BASI</text:span> perchè, quando si farà VERAMENTE un annuncio commerciale, l' audience lo riceva e sia reattiva. Ovviamente le logiche da utilizzare nella pagina facebook son diversissime da SEO e SEM, in fb la gente va per cazzeggiare E <text:span text:style-name="T1">NON ACCETTA di essere disturbata con post-annunci prettamente commerciali</text:span>---&gt; anche il docente del corso mi ha confermato la mia teoria secondo la quale l' advertising su facebook serve a molto poco. Molto meglio crearsi un piccolo orticello e coltivarlo, e coglierne i frutti un po' alla volta piuttosto che “bombardare” con post o advertising di tipo smaccatamente commerciale.</text:p>
        </text:list-item>
      </text:list>
      <text:p text:style-name="P3"/>
      <text:list xml:id="list31583924" text:style-name="L16">
        <text:list-item>
          <text:p text:style-name="P2">STUADIARSI BENE GOOGLE INSIGHTS (PRESENTE SOLO NELLE PAGINE AZIENDALI E NON IN QUELLE PERSONALI), CHE E' UNA SPECIE DI ANALYTICS DI GOOGLE SEMPLIFICATO E CHE PERMETTE DI CAPIRE MOLTE COSE PER POTER POI REAGIRE IN MANIERA TEMPESTIVA.</text:p>
        </text:list-item>
      </text:list>
      <text:p text:style-name="P3"/>
      <text:p text:style-name="P3"/>
      <text:p text:style-name="P3">Poi durante il seminario son state dette anche molte cose interessanti che non riguardano direttamente facebook e di cui discuterò con i diretti interessati. </text:p>
      <text:p text:style-name="P3"><text:soft-page-break/></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alerio Ruzzante</meta:initial-creator>
    <meta:creation-date>2013-06-17T10:36:00.11</meta:creation-date>
    <dc:date>2013-06-17T11:46:31.45</dc:date>
    <dc:creator>Valerio Ruzzante</dc:creator>
    <meta:editing-duration>PT6M29S</meta:editing-duration>
    <meta:editing-cycles>2</meta:editing-cycles>
    <meta:generator>OpenOffice.org/3.3$Win32 OpenOffice.org_project/330m20$Build-9567</meta:generator>
    <meta:document-statistic meta:table-count="0" meta:image-count="0" meta:object-count="0" meta:page-count="4" meta:paragraph-count="21" meta:word-count="1188" meta:character-count="7257"/>
  </office:meta>
</office:document-meta>
</file>